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automatic-styles>
    <style:style style:name="Tableau3" style:family="table">
      <style:table-properties style:width="16.993cm" table:align="left"/>
    </style:style>
    <style:style style:name="Tableau3.A" style:family="table-column">
      <style:table-column-properties style:column-width="9.888cm"/>
    </style:style>
    <style:style style:name="Tableau3.B" style:family="table-column">
      <style:table-column-properties style:column-width="2.902cm"/>
    </style:style>
    <style:style style:name="Tableau3.C" style:family="table-column">
      <style:table-column-properties style:column-width="4.203cm"/>
    </style:style>
    <style:style style:name="Tableau3.A1" style:family="table-cell">
      <style:table-cell-properties fo:padding="0.097cm" fo:border-left="0.5pt solid #000000" fo:border-right="none" fo:border-top="0.5pt solid #000000" fo:border-bottom="0.5pt solid #000000"/>
    </style:style>
    <style:style style:name="Tableau3.C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C2" style:family="table-cell">
      <style:table-cell-properties fo:padding="0.097cm" fo:border-left="0.5pt solid #000000" fo:border-right="0.5pt solid #000000" fo:border-top="none" fo:border-bottom="0.5pt solid #000000"/>
    </style:style>
    <style:style style:name="Tableau1" style:family="table">
      <style:table-properties style:width="16.993cm" table:align="left"/>
    </style:style>
    <style:style style:name="Tableau1.A" style:family="table-column">
      <style:table-column-properties style:column-width="9.495cm"/>
    </style:style>
    <style:style style:name="Tableau1.B" style:family="table-column">
      <style:table-column-properties style:column-width="2.298cm"/>
    </style:style>
    <style:style style:name="Tableau1.C" style:family="table-column">
      <style:table-column-properties style:column-width="2.101cm"/>
    </style:style>
    <style:style style:name="Tableau1.D" style:family="table-column">
      <style:table-column-properties style:column-width="3.099cm"/>
    </style:style>
    <style:style style:name="Tableau1.1" style:family="table-row">
      <style:table-row-properties style:min-row-height="0.787cm"/>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2" style:family="table-row">
      <style:table-row-properties style:min-row-height="8.463cm"/>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2" style:family="table">
      <style:table-properties style:width="16.993cm" table:align="left" fo:background-color="transparent">
        <style:background-image/>
      </style:table-properties>
    </style:style>
    <style:style style:name="Tableau2.A" style:family="table-column">
      <style:table-column-properties style:column-width="9.495cm"/>
    </style:style>
    <style:style style:name="Tableau2.B" style:family="table-column">
      <style:table-column-properties style:column-width="4.399cm"/>
    </style:style>
    <style:style style:name="Tableau2.C" style:family="table-column">
      <style:table-column-properties style:column-width="3.099cm"/>
    </style:style>
    <style:style style:name="Tableau2.1" style:family="table-row">
      <style:table-row-properties style:min-row-height="0.794cm" fo:background-color="transparent">
        <style:background-image/>
      </style:table-row-properties>
    </style:style>
    <style:style style:name="Tableau2.A1" style:family="table-cell">
      <style:table-cell-properties style:vertical-align="" fo:padding="0.097cm" fo:border-left="0.5pt solid #000000" fo:border-right="0.5pt solid #000000" fo:border-top="0.5pt solid #000000" fo:border-bottom="none"/>
    </style:style>
    <style:style style:name="Tableau2.B1" style:family="table-cell">
      <style:table-cell-properties style:vertical-align="" fo:padding="0.097cm" fo:border-left="0.5pt solid #000000" fo:border-right="none" fo:border-top="0.5pt solid #000000" fo:border-bottom="0.5pt solid #000000"/>
    </style:style>
    <style:style style:name="Tableau2.C1" style:family="table-cell">
      <style:table-cell-properties style:vertical-align="" fo:padding="0.097cm" fo:border="0.5pt solid #000000"/>
    </style:style>
    <style:style style:name="Tableau2.2" style:family="table-row">
      <style:table-row-properties style:min-row-height="0.878cm" fo:background-color="transparent">
        <style:background-image/>
      </style:table-row-properties>
    </style:style>
    <style:style style:name="Tableau2.A2" style:family="table-cell">
      <style:table-cell-properties style:vertical-align="" fo:padding="0.097cm" fo:border-left="0.5pt solid #000000" fo:border-right="0.5pt solid #000000" fo:border-top="none" fo:border-bottom="0.5pt solid #000000"/>
    </style:style>
    <style:style style:name="Tableau2.3" style:family="table-row">
      <style:table-row-properties style:min-row-height="0.845cm" fo:background-color="transparent">
        <style:background-image/>
      </style:table-row-properties>
    </style:style>
    <style:style style:name="Tableau2.B3" style:family="table-cell">
      <style:table-cell-properties style:vertical-align="" fo:padding="0.097cm" fo:border-left="0.5pt solid #000000" fo:border-right="none" fo:border-top="none" fo:border-bottom="0.5pt solid #000000"/>
    </style:style>
    <style:style style:name="Tableau2.4" style:family="table-row">
      <style:table-row-properties style:min-row-height="0.566cm" fo:background-color="transparent">
        <style:background-image/>
      </style:table-row-properties>
    </style:style>
    <style:style style:name="P1" style:family="paragraph" style:parent-style-name="Footer">
      <style:paragraph-properties fo:text-align="justify" style:justify-single-word="false"/>
      <style:text-properties fo:font-size="8pt" style:font-size-asian="8pt" style:font-size-complex="8pt"/>
    </style:style>
    <style:style style:name="P2" style:family="paragraph" style:parent-style-name="Header">
      <style:text-properties fo:font-size="10pt" fo:font-weight="bold" style:font-size-asian="10pt" style:font-weight-asian="bold" style:font-size-complex="10pt" style:font-weight-complex="bold"/>
    </style:style>
    <style:style style:name="P3" style:family="paragraph" style:parent-style-name="Normal">
      <style:paragraph-properties fo:line-height="100%" fo:text-align="center" style:justify-single-word="false"/>
    </style:style>
    <style:style style:name="P4"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fo:font-weight="bold" officeooo:rsid="001a6f88" officeooo:paragraph-rsid="001a6f88" style:font-size-asian="11pt" style:font-weight-asian="bold" style:font-size-complex="11pt" style:font-weight-complex="bold"/>
    </style:style>
    <style:style style:name="P5"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font-size-asian="11pt" style:font-size-complex="11pt"/>
    </style:style>
    <style:style style:name="P6" style:family="paragraph" style:parent-style-name="Text_20_body">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paragraph-rsid="001a6f88" style:font-size-asian="11pt" style:font-size-complex="11pt"/>
    </style:style>
    <style:style style:name="P7"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b9a5b"/>
    </style:style>
    <style:style style:name="P8"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1a6f88"/>
    </style:style>
    <style:style style:name="P9"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fo:font-size="11pt" officeooo:rsid="001a6f88" officeooo:paragraph-rsid="002f7ef7"/>
    </style:style>
    <style:style style:name="P10" style:family="paragraph" style:parent-style-name="Normal">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a6f88"/>
    </style:style>
    <style:style style:name="P11" style:family="paragraph" style:parent-style-name="Normal">
      <style:paragraph-properties fo:margin-left="0cm" fo:margin-right="0cm" fo:line-height="100%" fo:text-align="start" style:justify-single-word="false" fo:text-indent="0cm" style:auto-text-indent="false"/>
      <style:text-properties style:font-name="Times New Roman" officeooo:rsid="001a6f88" officeooo:paragraph-rsid="001a6f88"/>
    </style:style>
    <style:style style:name="P12" style:family="paragraph" style:parent-style-name="Standard">
      <style:paragraph-properties fo:margin-left="0cm" fo:margin-right="0cm" fo:margin-top="0cm" fo:margin-bottom="0cm" style:contextual-spacing="false" fo:line-height="100%" fo:text-align="start" style:justify-single-word="false" fo:text-indent="0cm" style:auto-text-indent="false"/>
      <style:text-properties style:font-name="Times New Roman" officeooo:rsid="001a6f88" officeooo:paragraph-rsid="001b9a5b"/>
    </style:style>
    <style:style style:name="P13" style:family="paragraph" style:parent-style-name="Normal">
      <style:paragraph-properties fo:margin-left="0cm" fo:margin-right="0cm" fo:margin-top="0.101cm" fo:margin-bottom="0.383cm" style:contextual-spacing="false" fo:line-height="100%" fo:text-align="end" style:justify-single-word="false" fo:text-indent="0cm" style:auto-text-indent="false"/>
      <style:text-properties style:font-name="Times New Roman" officeooo:rsid="001a6f88" officeooo:paragraph-rsid="001b9a5b"/>
    </style:style>
    <style:style style:name="P14" style:family="paragraph" style:parent-style-name="Normal">
      <style:paragraph-properties fo:margin-left="0cm" fo:margin-right="0cm" fo:margin-top="0.101cm" fo:margin-bottom="0.383cm" style:contextual-spacing="false" fo:line-height="100%" fo:text-align="start" style:justify-single-word="false" fo:text-indent="0cm" style:auto-text-indent="false"/>
      <style:text-properties style:font-name="Times New Roman" fo:font-weight="bold" officeooo:rsid="001a6f88" officeooo:paragraph-rsid="001a6f88" style:font-weight-asian="bold" style:font-weight-complex="bold"/>
    </style:style>
    <style:style style:name="P15" style:family="paragraph" style:parent-style-name="Standard">
      <style:paragraph-properties fo:margin-left="1.249cm" fo:margin-right="0cm" fo:margin-top="0cm" fo:margin-bottom="0cm" style:contextual-spacing="false" fo:text-align="start" style:justify-single-word="false" fo:text-indent="0cm" style:auto-text-indent="false"/>
      <style:text-properties style:font-name="Times New Roman" fo:font-size="10pt" officeooo:paragraph-rsid="001b9a5b" style:font-size-asian="10pt" style:font-size-complex="10pt"/>
    </style:style>
    <style:style style:name="P16" style:family="paragraph" style:parent-style-name="Table_20_Contents">
      <style:paragraph-properties fo:margin-top="0cm" fo:margin-bottom="0.081cm" style:contextual-spacing="false" fo:text-align="start" style:justify-single-word="false"/>
      <style:text-properties style:font-name="Times New Roman" fo:font-size="10pt" officeooo:paragraph-rsid="001a6f88" style:font-size-asian="10pt" style:font-size-complex="10pt"/>
    </style:style>
    <style:style style:name="P17" style:family="paragraph" style:parent-style-name="Table_20_Contents">
      <style:paragraph-properties fo:margin-top="0cm" fo:margin-bottom="0.081cm" style:contextual-spacing="false" fo:text-align="start" style:justify-single-word="false"/>
      <style:text-properties style:font-name="Times New Roman" fo:font-size="10pt" style:font-size-asian="10pt" style:font-size-complex="10pt"/>
    </style:style>
    <style:style style:name="P18" style:family="paragraph" style:parent-style-name="Standard">
      <style:paragraph-properties fo:margin-left="0cm" fo:margin-right="0cm" fo:margin-top="0cm" fo:margin-bottom="0cm" style:contextual-spacing="false" fo:text-align="end" style:justify-single-word="false" fo:text-indent="0cm" style:auto-text-indent="false"/>
      <style:text-properties style:font-name="Times New Roman" fo:font-size="10pt" officeooo:rsid="001a6f88" officeooo:paragraph-rsid="001b9a5b" style:font-size-asian="10pt" style:font-size-complex="10pt"/>
    </style:style>
    <style:style style:name="P19" style:family="paragraph" style:parent-style-name="Table_20_Contents">
      <style:paragraph-properties fo:margin-left="0cm" fo:margin-right="0cm" fo:text-align="start" style:justify-single-word="false" fo:text-indent="0cm" style:auto-text-indent="false"/>
      <style:text-properties style:font-name="Times New Roman" fo:font-size="10pt" officeooo:rsid="001a6f88" officeooo:paragraph-rsid="001a6f88" style:font-size-asian="10pt" style:font-size-complex="10pt"/>
    </style:style>
    <style:style style:name="P20" style:family="paragraph" style:parent-style-name="Table_20_Contents">
      <style:paragraph-properties fo:margin-top="0cm" fo:margin-bottom="0.081cm" style:contextual-spacing="false" fo:text-align="start" style:justify-single-word="false"/>
      <style:text-properties style:font-name="Times New Roman" fo:font-size="10pt" officeooo:rsid="001a6f88" officeooo:paragraph-rsid="001a6f88" style:font-size-asian="10pt" style:font-size-complex="10pt"/>
    </style:style>
    <style:style style:name="P21" style:family="paragraph" style:parent-style-name="Standard">
      <style:paragraph-properties fo:margin-top="0cm" fo:margin-bottom="0cm" style:contextual-spacing="false" fo:text-align="end" style:justify-single-word="false"/>
      <style:text-properties style:font-name="Times New Roman" fo:font-size="10pt" officeooo:paragraph-rsid="001b9a5b" style:font-size-asian="10pt" style:font-size-complex="10pt"/>
    </style:style>
    <style:style style:name="P22"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fo:font-weight="bold" officeooo:rsid="001a6f88" officeooo:paragraph-rsid="001a6f88" style:font-size-asian="10pt" style:font-weight-asian="bold" style:font-size-complex="10pt" style:font-weight-complex="bold"/>
    </style:style>
    <style:style style:name="P23" style:family="paragraph" style:parent-style-name="Standard">
      <style:paragraph-properties fo:margin-left="0cm" fo:margin-right="0cm" fo:text-align="start" style:justify-single-word="false" fo:text-indent="0cm" style:auto-text-indent="false"/>
      <style:text-properties style:font-name="Times New Roman" fo:font-size="10pt" fo:font-weight="bold" officeooo:paragraph-rsid="001b9a5b" style:font-size-asian="10pt" style:font-weight-asian="bold" style:font-size-complex="10pt" style:font-weight-complex="bold"/>
    </style:style>
    <style:style style:name="P24"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2b3d0e" style:font-size-asian="10pt" style:font-weight-asian="bold" style:font-size-complex="10pt" style:font-weight-complex="bold"/>
    </style:style>
    <style:style style:name="P25" style:family="paragraph" style:parent-style-name="Standard">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6" style:family="paragraph" style:parent-style-name="Table_20_Contents">
      <style:paragraph-properties fo:margin-left="0cm" fo:margin-right="0cm" fo:margin-top="0.101cm" fo:margin-bottom="0.282cm" style:contextual-spacing="false" fo:text-align="start" style:justify-single-word="false" fo:text-indent="0cm" style:auto-text-indent="false"/>
      <style:text-properties style:font-name="Times New Roman" fo:font-size="10pt" fo:font-weight="bold" officeooo:paragraph-rsid="0033ebcc" style:font-size-asian="10pt" style:font-weight-asian="bold" style:font-size-complex="10pt" style:font-weight-complex="bold"/>
    </style:style>
    <style:style style:name="P27" style:family="paragraph" style:parent-style-name="Table_20_Contents">
      <style:paragraph-properties fo:margin-top="0.101cm" fo:margin-bottom="0.282cm" style:contextual-spacing="false" fo:text-align="start" style:justify-single-word="false"/>
      <style:text-properties style:font-name="Times New Roman" fo:font-size="10pt" fo:font-weight="bold" officeooo:rsid="001a6f88" officeooo:paragraph-rsid="0032f469" style:font-size-asian="10pt" style:font-weight-asian="bold" style:font-size-complex="10pt" style:font-weight-complex="bold"/>
    </style:style>
    <style:style style:name="P28" style:family="paragraph" style:parent-style-name="Normal">
      <style:paragraph-properties fo:margin-left="0cm" fo:margin-right="0cm" fo:margin-top="0.201cm" fo:margin-bottom="0.201cm" style:contextual-spacing="false" fo:line-height="100%" fo:text-align="center" style:justify-single-word="false" fo:text-indent="0cm" style:auto-text-indent="false"/>
      <style:text-properties style:font-name="Times New Roman" fo:font-size="28pt" fo:font-weight="bold" officeooo:rsid="001a6f88" officeooo:paragraph-rsid="001a6f88" style:font-size-asian="28pt" style:font-weight-asian="bold" style:font-size-complex="28pt" style:font-weight-complex="bold"/>
    </style:style>
    <style:style style:name="P29" style:family="paragraph" style:parent-style-name="Standard">
      <style:text-properties officeooo:paragraph-rsid="0032f469"/>
    </style:style>
    <style:style style:name="P30" style:family="paragraph" style:parent-style-name="Standard">
      <style:text-properties officeooo:paragraph-rsid="0033ebcc"/>
    </style:style>
    <style:style style:name="P31" style:family="paragraph" style:parent-style-name="Normal">
      <style:paragraph-properties fo:margin-left="9.991cm" fo:margin-right="0cm" fo:margin-top="0cm" fo:margin-bottom="0cm" style:contextual-spacing="false" fo:line-height="100%" fo:text-align="start" style:justify-single-word="false" fo:text-indent="0cm" style:auto-text-indent="false"/>
      <style:text-properties style:font-name="Times New Roman" fo:font-size="11pt" officeooo:rsid="003fe7d8" officeooo:paragraph-rsid="003fe7d8" style:font-size-asian="11pt" style:font-size-complex="11pt"/>
    </style:style>
    <style:style style:name="P32" style:family="paragraph">
      <style:paragraph-properties fo:text-align="start"/>
      <style:text-properties style:text-line-through-style="none" style:text-line-through-type="none" style:font-name="Times New Roman1" fo:font-size="10pt" fo:font-style="normal" style:text-underline-style="none" fo:font-weight="bold"/>
    </style:style>
    <style:style style:name="P33" style:family="paragraph">
      <style:paragraph-properties fo:text-align="start"/>
      <style:text-properties style:text-line-through-style="none" style:text-line-through-type="none" style:font-name="Times New Roman1" fo:font-size="9pt" fo:font-style="italic" style:text-underline-style="none" fo:font-weight="bold"/>
    </style:style>
    <style:style style:name="P34" style:family="paragraph">
      <style:paragraph-properties fo:text-align="start"/>
      <style:text-properties style:text-line-through-style="none" style:text-line-through-type="none" style:font-name="Times New Roman2" fo:font-size="11pt" fo:font-style="normal" style:text-underline-style="none" fo:font-weight="bold"/>
    </style:style>
    <style:style style:name="P35" style:family="paragraph">
      <style:paragraph-properties fo:text-align="start"/>
      <style:text-properties style:text-line-through-style="none" style:text-line-through-type="none" style:font-name="Times New Roman2" fo:font-size="10pt" fo:font-style="normal" style:text-underline-style="none"/>
    </style:style>
    <style:style style:name="P36" style:family="paragraph">
      <style:paragraph-properties fo:text-align="start"/>
      <style:text-properties style:text-line-through-style="none" style:text-line-through-type="none" style:font-name="Times New Roman2" fo:font-size="11pt" fo:font-style="normal" style:text-underline-style="none"/>
    </style:style>
    <style:style style:name="P37" style:family="paragraph">
      <style:paragraph-properties fo:text-align="start"/>
      <style:text-properties style:text-line-through-style="none" style:text-line-through-type="none" fo:font-style="normal" style:text-underline-style="none"/>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9pt" style:font-size-asian="9pt" style:font-size-complex="9pt"/>
    </style:style>
    <style:style style:name="T3" style:family="text">
      <style:text-properties fo:language="en" fo:country="US" fo:font-weight="bold" officeooo:rsid="001a6f88" style:font-weight-asian="bold" style:font-weight-complex="bold"/>
    </style:style>
    <style:style style:name="T4" style:family="text">
      <style:text-properties fo:language="en" fo:country="US" fo:font-weight="bold" officeooo:rsid="003d2aaf" style:font-weight-asian="bold" style:font-weight-complex="bold"/>
    </style:style>
    <style:style style:name="T5" style:family="text">
      <style:text-properties fo:language="en" fo:country="US" fo:font-weight="bold" officeooo:rsid="003fe7d8" style:font-weight-asian="bold" style:font-weight-complex="bold"/>
    </style:style>
    <style:style style:name="T6" style:family="text">
      <style:text-properties fo:language="en" fo:country="US" style:text-underline-style="solid" style:text-underline-width="auto" style:text-underline-color="font-color" officeooo:rsid="001a6f88"/>
    </style:style>
    <style:style style:name="T7" style:family="text">
      <style:text-properties fo:language="en" fo:country="US" style:text-underline-style="solid" style:text-underline-width="auto" style:text-underline-color="font-color" officeooo:rsid="003fe7d8"/>
    </style:style>
    <style:style style:name="T8" style:family="text">
      <style:text-properties fo:language="en" fo:country="US" officeooo:rsid="001a6f88"/>
    </style:style>
    <style:style style:name="T9" style:family="text">
      <style:text-properties officeooo:rsid="001a6f88"/>
    </style:style>
    <style:style style:name="T10" style:family="text">
      <style:text-properties fo:font-size="11pt"/>
    </style:style>
    <style:style style:name="T11" style:family="text">
      <style:text-properties fo:font-size="11pt" style:text-underline-style="solid" style:text-underline-width="auto" style:text-underline-color="font-color"/>
    </style:style>
    <style:style style:name="T12" style:family="text">
      <style:text-properties fo:font-size="11pt" officeooo:rsid="001b9a5b"/>
    </style:style>
    <style:style style:name="T13" style:family="text">
      <style:text-properties fo:font-size="11pt" officeooo:rsid="004124ac"/>
    </style:style>
    <style:style style:name="T14" style:family="text">
      <style:text-properties style:text-underline-style="solid" style:text-underline-width="auto" style:text-underline-color="font-color"/>
    </style:style>
    <style:style style:name="T15" style:family="text">
      <style:text-properties officeooo:rsid="001b9a5b"/>
    </style:style>
    <style:style style:name="T16" style:family="text">
      <style:text-properties officeooo:rsid="003833fe"/>
    </style:style>
    <style:style style:name="T17" style:family="text">
      <style:text-properties officeooo:rsid="003d2aaf"/>
    </style:style>
    <style:style style:name="T18" style:family="text">
      <style:text-properties officeooo:rsid="003d9710"/>
    </style:style>
    <style:style style:name="T19" style:family="text">
      <style:text-properties officeooo:rsid="003fe7d8"/>
    </style:style>
    <style:style style:name="T20" style:family="text">
      <style:text-properties officeooo:rsid="00421d2b"/>
    </style:style>
    <style:style style:name="gr1" style:family="graphic">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data-style-name="C10114">
      <style:graphic-properties fo:border="none" style:wrap="run-through" style:number-wrapped-paragraphs="no-limit" style:vertical-pos="middle" style:vertical-rel="line" style:horizontal-pos="from-left" style:horizontal-rel="paragraph" draw:wrap-influence-on-position="once-concurrent" loext:allow-overlap="true" style:flow-with-text="false"/>
    </style:style>
    <number:date-style style:name="C10114" number:language="de" number:country="DE">
      <number:day/>
      <number:text>-</number:text>
      <number:month/>
      <number:text>-</number:text>
      <number:year/>
    </number:date-style>
  </office:automatic-styles>
  <office:body>
    <office:text>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umber"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ustomerNumber"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JourneyNumber"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ntryNumber"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ontainerNumber"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1"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2"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3"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Line4"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ZipCode"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City"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UnitPrice"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UnitPrice"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UnitPrice"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UnitPrice"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UnitPrice"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UnitPrice"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UnitPrice"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UnitPrice" form:control-implementation="ooo:com.sun.star.form.component.CurrencyField" xml:id="control19" form:id="control19"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UnitPrice" form:control-implementation="ooo:com.sun.star.form.component.CurrencyField" xml:id="control20" form:id="control20"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UnitPrice" form:control-implementation="ooo:com.sun.star.form.component.CurrencyField" xml:id="control21" form:id="control2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UnitPrice" form:control-implementation="ooo:com.sun.star.form.component.CurrencyField" xml:id="control22" form:id="control2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UnitPrice" form:control-implementation="ooo:com.sun.star.form.component.CurrencyField" xml:id="control23" form:id="control2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UnitPrice" form:control-implementation="ooo:com.sun.star.form.component.CurrencyField" xml:id="control24" form:id="control2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UnitPrice" form:control-implementation="ooo:com.sun.star.form.component.CurrencyField" xml:id="control25" form:id="control2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Description"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Description"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Description"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Description"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Description"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Description"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Description"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8Description"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9Description"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0Description"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1Description" form:control-implementation="ooo:com.sun.star.form.component.TextField" xml:id="control36" form:id="control3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2Description" form:control-implementation="ooo:com.sun.star.form.component.TextField" xml:id="control37" form:id="control3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3Description" form:control-implementation="ooo:com.sun.star.form.component.TextField" xml:id="control38" form:id="control3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4Description" form:control-implementation="ooo:com.sun.star.form.component.TextField" xml:id="control39" form:id="control3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Qty" form:control-implementation="ooo:com.sun.star.form.component.TextField" xml:id="control40" form:id="control4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Qty" form:control-implementation="ooo:com.sun.star.form.component.TextField" xml:id="control41" form:id="control4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Qty" form:control-implementation="ooo:com.sun.star.form.component.TextField" xml:id="control42" form:id="control4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Qty" form:control-implementation="ooo:com.sun.star.form.component.TextField" xml:id="control43" form:id="control4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Qty" form:control-implementation="ooo:com.sun.star.form.component.TextField" xml:id="control44" form:id="control4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Qty" form:control-implementation="ooo:com.sun.star.form.component.TextField" xml:id="control45" form:id="control4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Qty" form:control-implementation="ooo:com.sun.star.form.component.TextField" xml:id="control46" form:id="control4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Qty" form:control-implementation="ooo:com.sun.star.form.component.NumericField" xml:id="control47" form:id="control47"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9Qty" form:control-implementation="ooo:com.sun.star.form.component.NumericField" xml:id="control48" form:id="control48"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0Qty" form:control-implementation="ooo:com.sun.star.form.component.NumericField" xml:id="control49" form:id="control49"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1Qty" form:control-implementation="ooo:com.sun.star.form.component.NumericField" xml:id="control50" form:id="control50"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2Qty" form:control-implementation="ooo:com.sun.star.form.component.NumericField" xml:id="control51" form:id="control51"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3Qty" form:control-implementation="ooo:com.sun.star.form.component.NumericField" xml:id="control52" form:id="control52"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4Qty" form:control-implementation="ooo:com.sun.star.form.component.NumericField" xml:id="control53" form:id="control5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date form:name="Date" form:control-implementation="ooo:com.sun.star.form.component.DateField" xml:id="control54" form:id="control54" form:min-value="1800-01-01" form:input-required="false">
            <form:properties>
              <form:property form:property-name="ControlTypeinMSO" office:value-type="float" office:value="0"/>
              <form:property form:property-name="DefaultControl" office:value-type="string" office:string-value="com.sun.star.form.control.DateField"/>
              <form:property form:property-name="ObjIDinMSO" office:value-type="float" office:value="65535"/>
            </form:properties>
          </form:date>
          <form:text form:name="InvoiceLine1Total" form:control-implementation="ooo:com.sun.star.form.component.TextField" xml:id="control55" form:id="control5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2Total" form:control-implementation="ooo:com.sun.star.form.component.TextField" xml:id="control56" form:id="control5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3Total" form:control-implementation="ooo:com.sun.star.form.component.TextField" xml:id="control57" form:id="control5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4Total" form:control-implementation="ooo:com.sun.star.form.component.TextField" xml:id="control58" form:id="control5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5Total" form:control-implementation="ooo:com.sun.star.form.component.TextField" xml:id="control59" form:id="control5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6Total" form:control-implementation="ooo:com.sun.star.form.component.TextField" xml:id="control60" form:id="control6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7Total" form:control-implementation="ooo:com.sun.star.form.component.TextField" xml:id="control61" form:id="control6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8Total" form:control-implementation="ooo:com.sun.star.form.component.CurrencyField" xml:id="control62" form:id="control6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9Total" form:control-implementation="ooo:com.sun.star.form.component.CurrencyField" xml:id="control63" form:id="control63"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0Total" form:control-implementation="ooo:com.sun.star.form.component.CurrencyField" xml:id="control64" form:id="control64"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1Total" form:control-implementation="ooo:com.sun.star.form.component.CurrencyField" xml:id="control65" form:id="control6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2Total" form:control-implementation="ooo:com.sun.star.form.component.CurrencyField" xml:id="control66" form:id="control6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3Total" form:control-implementation="ooo:com.sun.star.form.component.CurrencyField" xml:id="control67" form:id="control67"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4Total" form:control-implementation="ooo:com.sun.star.form.component.CurrencyField" xml:id="control68" form:id="control68"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InvoiceLine15Description" form:control-implementation="ooo:com.sun.star.form.component.TextField" xml:id="control69" form:id="control6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InvoiceLine16Description" form:control-implementation="ooo:com.sun.star.form.component.TextField" xml:id="control70" form:id="control7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InvoiceLine15UnitPrice" form:control-implementation="ooo:com.sun.star.form.component.CurrencyField" xml:id="control71" form:id="control71"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UnitPrice" form:control-implementation="ooo:com.sun.star.form.component.CurrencyField" xml:id="control72" form:id="control72"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5Qty" form:control-implementation="ooo:com.sun.star.form.component.NumericField" xml:id="control73" form:id="control73"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6Qty" form:control-implementation="ooo:com.sun.star.form.component.NumericField" xml:id="control74" form:id="control74" form:input-required="false" form:min-value="-1000000" form:max-value="1000000">
            <form:properties>
              <form:property form:property-name="ControlTypeinMSO" office:value-type="float" office:value="0"/>
              <form:property form:property-name="DefaultControl" office:value-type="string" office:string-value="com.sun.star.form.control.NumericField"/>
              <form:property form:property-name="ObjIDinMSO" office:value-type="float" office:value="65535"/>
            </form:properties>
          </form:formatted-text>
          <form:formatted-text form:name="InvoiceLine15Total" form:control-implementation="ooo:com.sun.star.form.component.CurrencyField" xml:id="control75" form:id="control75"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formatted-text form:name="InvoiceLine16Total" form:control-implementation="ooo:com.sun.star.form.component.CurrencyField" xml:id="control76" form:id="control76" form:input-required="false" form:min-value="-1000000" form:max-value="1000000">
            <form:properties>
              <form:property form:property-name="ControlTypeinMSO" office:value-type="float" office:value="0"/>
              <form:property form:property-name="CurrencySymbol" office:value-type="string" office:string-value=" €"/>
              <form:property form:property-name="DefaultControl" office:value-type="string" office:string-value="com.sun.star.form.control.CurrencyField"/>
              <form:property form:property-name="ObjIDinMSO" office:value-type="float" office:value="65535"/>
            </form:properties>
          </form:formatted-text>
          <form:text form:name="TotalBeforeTax" form:control-implementation="ooo:com.sun.star.form.component.TextField" xml:id="control77" form:id="control7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form:control-implementation="ooo:com.sun.star.form.component.TextField" xml:id="control78" form:id="control7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otal" form:control-implementation="ooo:com.sun.star.form.component.TextField" xml:id="control79" form:id="control79"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ObjIDinMSO" office:value-type="float" office:value="65535"/>
            </form:properties>
          </form:text>
          <form:textarea form:name="SurchargeLabel" form:control-implementation="ooo:com.sun.star.form.component.TextField" xml:id="control80" form:id="control80" form:disabled="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EnableVisible" office:value-type="boolean" office:boolean-value="false"/>
              <form:property form:property-name="MultiLine" office:value-type="boolean" office:boolean-value="true"/>
              <form:property form:property-name="ObjIDinMSO" office:value-type="float" office:value="65535"/>
            </form:properties>
          </form:textarea>
          <form:text form:name="TaxAmount" form:control-implementation="ooo:com.sun.star.form.component.TextField" xml:id="control81" form:id="control8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9">Entrerprise</text:span> S.A.</text:p>
      <text:p text:style-name="P5">Rue des <text:span text:style-name="T17">Poivres</text:span></text:p>
      <text:p text:style-name="P5">BP <text:span text:style-name="T19">19</text:span><text:span text:style-name="T18"> </text:span><text:span text:style-name="T19">PARIS</text:span></text:p>
      <text:p text:style-name="P31">FRANCE</text:p>
      <text:p text:style-name="P6"><text:span text:style-name="T7">SIREN</text:span><text:span text:style-name="T6"> :</text:span><text:span text:style-name="T8"> </text:span><text:span text:style-name="T5">1354656215</text:span></text:p>
      <text:p text:style-name="P28">FACTURE</text:p>
      <table:table table:name="Tableau3" table:style-name="Tableau3">
        <table:table-column table:style-name="Tableau3.A"/>
        <table:table-column table:style-name="Tableau3.B"/>
        <table:table-column table:style-name="Tableau3.C"/>
        <table:table-row>
          <table:table-cell table:style-name="Tableau3.A1" table:number-rows-spanned="5" office:value-type="string">
            <text:p text:style-name="P9"><draw:control text:anchor-type="as-char" draw:z-index="77" draw:name="Forme 1" draw:style-name="gr1" draw:text-style-name="P34" svg:width="9.016cm" svg:height="0.47cm" draw:control="control78"/></text:p>
            <text:p text:style-name="P7"><draw:control text:anchor-type="as-char" draw:z-index="5" draw:name="Forme1" draw:style-name="gr1" draw:text-style-name="P35" svg:width="9.016cm" svg:height="0.47cm" draw:control="control6"/></text:p>
            <text:p text:style-name="P7"><draw:control text:anchor-type="as-char" draw:z-index="6" draw:name="Contrôle 7" draw:style-name="gr1" draw:text-style-name="P35" svg:width="9.016cm" svg:height="0.47cm" draw:control="control7"/></text:p>
            <text:p text:style-name="P7"><draw:control text:anchor-type="as-char" draw:z-index="7" draw:name="Contrôle 8" draw:style-name="gr1" draw:text-style-name="P35" svg:width="9.016cm" svg:height="0.47cm" draw:control="control8"/></text:p>
            <text:p text:style-name="P7"><draw:control text:anchor-type="as-char" draw:z-index="8" draw:name="Contrôle 9" draw:style-name="gr1" draw:text-style-name="P35" svg:width="9.016cm" svg:height="0.47cm" draw:control="control9"/></text:p>
            <text:p text:style-name="P7"><draw:control text:anchor-type="as-char" draw:z-index="9" draw:name="Contrôle 10" draw:style-name="gr1" draw:text-style-name="P35" svg:width="9.016cm" svg:height="0.47cm" draw:control="control10"/></text:p>
            <text:p text:style-name="P7"><draw:control text:anchor-type="as-char" draw:z-index="10" draw:name="Contrôle 11" draw:style-name="gr1" draw:text-style-name="P35" svg:width="9.016cm" svg:height="0.47cm" draw:control="control11"/></text:p>
          </table:table-cell>
          <table:table-cell table:style-name="Tableau3.A1" office:value-type="string">
            <text:p text:style-name="P8">N° Facture</text:p>
          </table:table-cell>
          <table:table-cell table:style-name="Tableau3.C1" office:value-type="string">
            <text:p text:style-name="P10"><draw:control text:anchor-type="as-char" draw:z-index="0" draw:name="Contrôle 1" draw:style-name="gr1" draw:text-style-name="P37" svg:width="3.795cm" svg:height="0.47cm" draw:control="control1"/></text:p>
          </table:table-cell>
        </table:table-row>
        <table:table-row>
          <table:covered-table-cell table:style-name="Tableau3.A2"/>
          <table:table-cell table:style-name="Tableau3.A2" office:value-type="string">
            <text:p text:style-name="P8">N° Client <text:s text:c="3"/></text:p>
          </table:table-cell>
          <table:table-cell table:style-name="Tableau3.C2" office:value-type="string">
            <text:p text:style-name="P12"><draw:control text:anchor-type="as-char" draw:z-index="1" draw:name="Contrôle 2" draw:style-name="gr1" draw:text-style-name="P37" svg:width="3.795cm" svg:height="0.47cm" draw:control="control2"/></text:p>
          </table:table-cell>
        </table:table-row>
        <table:table-row>
          <table:covered-table-cell table:style-name="Tableau3.A2"/>
          <table:table-cell table:style-name="Tableau3.A2" office:value-type="string">
            <text:p text:style-name="P8">N° Transport <text:s text:c="2"/></text:p>
          </table:table-cell>
          <table:table-cell table:style-name="Tableau3.C2" office:value-type="string">
            <text:p text:style-name="P12"><draw:control text:anchor-type="as-char" draw:z-index="2" draw:name="Contrôle 3" draw:style-name="gr1" draw:text-style-name="P37" svg:width="3.795cm" svg:height="0.47cm" draw:control="control3"/></text:p>
          </table:table-cell>
        </table:table-row>
        <table:table-row>
          <table:covered-table-cell table:style-name="Tableau3.A2"/>
          <table:table-cell table:style-name="Tableau3.A2" office:value-type="string">
            <text:p text:style-name="P8">N° Entrée</text:p>
          </table:table-cell>
          <table:table-cell table:style-name="Tableau3.C2" office:value-type="string">
            <text:p text:style-name="P12"><draw:control text:anchor-type="as-char" draw:z-index="3" draw:name="Contrôle 4" draw:style-name="gr1" draw:text-style-name="P37" svg:width="3.795cm" svg:height="0.47cm" draw:control="control4"/></text:p>
          </table:table-cell>
        </table:table-row>
        <table:table-row>
          <table:covered-table-cell table:style-name="Tableau3.A2"/>
          <table:table-cell table:style-name="Tableau3.A2" office:value-type="string">
            <text:p text:style-name="P8">N° Container</text:p>
          </table:table-cell>
          <table:table-cell table:style-name="Tableau3.C2" office:value-type="string">
            <text:p text:style-name="P12"><draw:control text:anchor-type="as-char" draw:z-index="4" draw:name="Contrôle 5" draw:style-name="gr1" draw:text-style-name="P37" svg:width="3.795cm" svg:height="0.47cm" draw:control="control5"/></text:p>
          </table:table-cell>
        </table:table-row>
      </table:table>
      <text:p text:style-name="P13"><text:span text:style-name="T10">Le </text:span><text:span text:style-name="T10"><draw:control text:anchor-type="as-char" draw:z-index="53" draw:name="Contrôle 65" draw:style-name="gr2" draw:text-style-name="P36" svg:width="2.326cm" svg:height="0.47cm" draw:control="control54"/></text:span><text:span text:style-name="T10">, à </text:span><text:span text:style-name="T13">Paris</text:span><text:span text:style-name="T10"> en </text:span><text:span text:style-name="T13">FANCE</text:span></text:p>
      <text:p text:style-name="P14"><text:span text:style-name="T11">Objet :</text:span><text:span text:style-name="T10"> Facture </text:span><text:span text:style-name="T12">des </text:span><text:span text:style-name="T10">prestation</text:span><text:span text:style-name="T12">s</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19">Description</text:p>
          </table:table-cell>
          <table:table-cell table:style-name="Tableau1.A1" office:value-type="string">
            <text:p text:style-name="P19">Prix Unitaire</text:p>
          </table:table-cell>
          <table:table-cell table:style-name="Tableau1.A1" office:value-type="string">
            <text:p text:style-name="P19">Quantité</text:p>
          </table:table-cell>
          <table:table-cell table:style-name="Tableau1.D1" office:value-type="string">
            <text:p text:style-name="P19">Sous-total</text:p>
          </table:table-cell>
        </table:table-row>
        <table:table-row table:style-name="Tableau1.2">
          <table:table-cell table:style-name="Tableau1.A2" office:value-type="string">
            <text:p text:style-name="P15"><draw:control text:anchor-type="as-char" draw:z-index="25" draw:name="Contrôle 13" draw:style-name="gr1" draw:text-style-name="P35" svg:width="7.857cm" svg:height="0.47cm" draw:control="control26"/></text:p>
            <text:p text:style-name="P15"><draw:control text:anchor-type="as-char" draw:z-index="26" draw:name="Contrôle 14" draw:style-name="gr1" draw:text-style-name="P35" svg:width="7.857cm" svg:height="0.47cm" draw:control="control27"/></text:p>
            <text:p text:style-name="P15"><draw:control text:anchor-type="as-char" draw:z-index="27" draw:name="Contrôle 15" draw:style-name="gr1" draw:text-style-name="P35" svg:width="7.857cm" svg:height="0.47cm" draw:control="control28"/></text:p>
            <text:p text:style-name="P15"><draw:control text:anchor-type="as-char" draw:z-index="28" draw:name="Contrôle 16" draw:style-name="gr1" draw:text-style-name="P35" svg:width="7.857cm" svg:height="0.47cm" draw:control="control29"/></text:p>
            <text:p text:style-name="P15"><draw:control text:anchor-type="as-char" draw:z-index="29" draw:name="Contrôle 17" draw:style-name="gr1" draw:text-style-name="P35" svg:width="7.857cm" svg:height="0.47cm" draw:control="control30"/></text:p>
            <text:p text:style-name="P15"><draw:control text:anchor-type="as-char" draw:z-index="30" draw:name="Contrôle 18" draw:style-name="gr1" draw:text-style-name="P35" svg:width="7.857cm" svg:height="0.47cm" draw:control="control31"/></text:p>
            <text:p text:style-name="P15"><draw:control text:anchor-type="as-char" draw:z-index="31" draw:name="Contrôle 19" draw:style-name="gr1" draw:text-style-name="P35" svg:width="7.857cm" svg:height="0.47cm" draw:control="control32"/></text:p>
            <text:p text:style-name="P15"><draw:control text:anchor-type="as-char" draw:z-index="32" draw:name="Contrôle 20" draw:style-name="gr1" draw:text-style-name="P35" svg:width="7.857cm" svg:height="0.47cm" draw:control="control33"/></text:p>
            <text:p text:style-name="P15"><draw:control text:anchor-type="as-char" draw:z-index="33" draw:name="Contrôle 21" draw:style-name="gr1" draw:text-style-name="P35" svg:width="7.857cm" svg:height="0.47cm" draw:control="control34"/></text:p>
            <text:p text:style-name="P15"><draw:control text:anchor-type="as-char" draw:z-index="34" draw:name="Contrôle 22" draw:style-name="gr1" draw:text-style-name="P35" svg:width="7.857cm" svg:height="0.47cm" draw:control="control35"/></text:p>
            <text:p text:style-name="P15"><draw:control text:anchor-type="as-char" draw:z-index="35" draw:name="Contrôle 23" draw:style-name="gr1" draw:text-style-name="P35" svg:width="7.857cm" svg:height="0.47cm" draw:control="control36"/></text:p>
            <text:p text:style-name="P15"><draw:control text:anchor-type="as-char" draw:z-index="36" draw:name="Contrôle 24" draw:style-name="gr1" draw:text-style-name="P35" svg:width="7.857cm" svg:height="0.47cm" draw:control="control37"/></text:p>
            <text:p text:style-name="P15"><draw:control text:anchor-type="as-char" draw:z-index="37" draw:name="Contrôle 25" draw:style-name="gr1" draw:text-style-name="P35" svg:width="7.857cm" svg:height="0.47cm" draw:control="control38"/></text:p>
            <text:p text:style-name="P15"><draw:control text:anchor-type="as-char" draw:z-index="38" draw:name="Contrôle 26" draw:style-name="gr1" draw:text-style-name="P35" svg:width="7.857cm" svg:height="0.47cm" draw:control="control39"/></text:p>
            <text:p text:style-name="P15"><draw:control text:anchor-type="as-char" draw:z-index="68" draw:name="Contrôle 70" draw:style-name="gr1" draw:text-style-name="P35" svg:width="7.857cm" svg:height="0.47cm" draw:control="control69"/></text:p>
            <text:p text:style-name="P15"><draw:control text:anchor-type="as-char" draw:z-index="69" draw:name="Contrôle 71" draw:style-name="gr1" draw:text-style-name="P35" svg:width="7.857cm" svg:height="0.47cm" draw:control="control70"/></text:p>
          </table:table-cell>
          <table:table-cell table:style-name="Tableau1.A2" office:value-type="string">
            <text:p text:style-name="P21"><draw:control text:anchor-type="as-char" draw:z-index="11" draw:name="Contrôle 46" draw:style-name="gr1" draw:text-style-name="P35" svg:width="1.966cm" svg:height="0.47cm" draw:control="control12"/></text:p>
            <text:p text:style-name="P21"><draw:control text:anchor-type="as-char" draw:z-index="12" draw:name="Contrôle 47" draw:style-name="gr1" draw:text-style-name="P35" svg:width="1.966cm" svg:height="0.47cm" draw:control="control13"/></text:p>
            <text:p text:style-name="P21"><draw:control text:anchor-type="as-char" draw:z-index="13" draw:name="Contrôle 48" draw:style-name="gr1" draw:text-style-name="P35" svg:width="1.966cm" svg:height="0.47cm" draw:control="control14"/></text:p>
            <text:p text:style-name="P21"><draw:control text:anchor-type="as-char" draw:z-index="14" draw:name="Contrôle 49" draw:style-name="gr1" draw:text-style-name="P35" svg:width="1.966cm" svg:height="0.47cm" draw:control="control15"/></text:p>
            <text:p text:style-name="P21"><draw:control text:anchor-type="as-char" draw:z-index="15" draw:name="Contrôle 50" draw:style-name="gr1" draw:text-style-name="P35" svg:width="1.966cm" svg:height="0.47cm" draw:control="control16"/></text:p>
            <text:p text:style-name="P21"><draw:control text:anchor-type="as-char" draw:z-index="16" draw:name="Contrôle 51" draw:style-name="gr1" draw:text-style-name="P35" svg:width="1.966cm" svg:height="0.47cm" draw:control="control17"/></text:p>
            <text:p text:style-name="P21"><draw:control text:anchor-type="as-char" draw:z-index="17" draw:name="Contrôle 52" draw:style-name="gr1" draw:text-style-name="P35" svg:width="1.966cm" svg:height="0.47cm" draw:control="control18"/></text:p>
            <text:p text:style-name="P21"><draw:control text:anchor-type="as-char" draw:z-index="18" draw:name="Contrôle 53" draw:style-name="gr1" draw:text-style-name="P35" svg:width="1.966cm" svg:height="0.47cm" draw:control="control19"/></text:p>
            <text:p text:style-name="P21"><draw:control text:anchor-type="as-char" draw:z-index="19" draw:name="Contrôle 54" draw:style-name="gr1" draw:text-style-name="P35" svg:width="1.966cm" svg:height="0.47cm" draw:control="control20"/></text:p>
            <text:p text:style-name="P21"><draw:control text:anchor-type="as-char" draw:z-index="20" draw:name="Contrôle 55" draw:style-name="gr1" draw:text-style-name="P35" svg:width="1.966cm" svg:height="0.47cm" draw:control="control21"/></text:p>
            <text:p text:style-name="P21"><draw:control text:anchor-type="as-char" draw:z-index="21" draw:name="Contrôle 56" draw:style-name="gr1" draw:text-style-name="P35" svg:width="1.966cm" svg:height="0.47cm" draw:control="control22"/></text:p>
            <text:p text:style-name="P21"><draw:control text:anchor-type="as-char" draw:z-index="22" draw:name="Contrôle 57" draw:style-name="gr1" draw:text-style-name="P35" svg:width="1.966cm" svg:height="0.47cm" draw:control="control23"/></text:p>
            <text:p text:style-name="P21"><draw:control text:anchor-type="as-char" draw:z-index="23" draw:name="Contrôle 58" draw:style-name="gr1" draw:text-style-name="P35" svg:width="1.966cm" svg:height="0.47cm" draw:control="control24"/></text:p>
            <text:p text:style-name="P21"><draw:control text:anchor-type="as-char" draw:z-index="24" draw:name="Contrôle 59" draw:style-name="gr1" draw:text-style-name="P35" svg:width="1.966cm" svg:height="0.47cm" draw:control="control25"/></text:p>
            <text:p text:style-name="P21"><draw:control text:anchor-type="as-char" draw:z-index="70" draw:name="Contrôle 72" draw:style-name="gr1" draw:text-style-name="P35" svg:width="1.966cm" svg:height="0.47cm" draw:control="control71"/></text:p>
            <text:p text:style-name="P21"><draw:control text:anchor-type="as-char" draw:z-index="71" draw:name="Contrôle 73" draw:style-name="gr1" draw:text-style-name="P35" svg:width="1.966cm" svg:height="0.47cm" draw:control="control72"/></text:p>
          </table:table-cell>
          <table:table-cell table:style-name="Tableau1.A2" office:value-type="string">
            <text:p text:style-name="P21"><draw:control text:anchor-type="as-char" draw:z-index="39" draw:name="Contrôle 37" draw:style-name="gr1" draw:text-style-name="P35" svg:width="1.728cm" svg:height="0.47cm" draw:control="control40"/></text:p>
            <text:p text:style-name="P21"><draw:control text:anchor-type="as-char" draw:z-index="40" draw:name="Contrôle 38" draw:style-name="gr1" draw:text-style-name="P35" svg:width="1.728cm" svg:height="0.47cm" draw:control="control41"/></text:p>
            <text:p text:style-name="P21"><draw:control text:anchor-type="as-char" draw:z-index="41" draw:name="Contrôle 39" draw:style-name="gr1" draw:text-style-name="P35" svg:width="1.728cm" svg:height="0.47cm" draw:control="control42"/></text:p>
            <text:p text:style-name="P21"><draw:control text:anchor-type="as-char" draw:z-index="42" draw:name="Contrôle 40" draw:style-name="gr1" draw:text-style-name="P35" svg:width="1.728cm" svg:height="0.47cm" draw:control="control43"/></text:p>
            <text:p text:style-name="P21"><draw:control text:anchor-type="as-char" draw:z-index="43" draw:name="Contrôle 41" draw:style-name="gr1" draw:text-style-name="P35" svg:width="1.728cm" svg:height="0.47cm" draw:control="control44"/></text:p>
            <text:p text:style-name="P21"><draw:control text:anchor-type="as-char" draw:z-index="44" draw:name="Contrôle 42" draw:style-name="gr1" draw:text-style-name="P35" svg:width="1.728cm" svg:height="0.47cm" draw:control="control45"/></text:p>
            <text:p text:style-name="P21"><draw:control text:anchor-type="as-char" draw:z-index="45" draw:name="Contrôle 43" draw:style-name="gr1" draw:text-style-name="P35" svg:width="1.728cm" svg:height="0.47cm" draw:control="control46"/></text:p>
            <text:p text:style-name="P21"><draw:control text:anchor-type="as-char" draw:z-index="46" draw:name="Contrôle 44" draw:style-name="gr1" draw:text-style-name="P35" svg:width="1.728cm" svg:height="0.47cm" draw:control="control47"/></text:p>
            <text:p text:style-name="P21"><draw:control text:anchor-type="as-char" draw:z-index="47" draw:name="Contrôle 45" draw:style-name="gr1" draw:text-style-name="P35" svg:width="1.728cm" svg:height="0.47cm" draw:control="control48"/></text:p>
            <text:p text:style-name="P21"><draw:control text:anchor-type="as-char" draw:z-index="48" draw:name="Contrôle 60" draw:style-name="gr1" draw:text-style-name="P35" svg:width="1.728cm" svg:height="0.47cm" draw:control="control49"/></text:p>
            <text:p text:style-name="P21"><draw:control text:anchor-type="as-char" draw:z-index="49" draw:name="Contrôle 61" draw:style-name="gr1" draw:text-style-name="P35" svg:width="1.728cm" svg:height="0.47cm" draw:control="control50"/></text:p>
            <text:p text:style-name="P21"><draw:control text:anchor-type="as-char" draw:z-index="50" draw:name="Contrôle 62" draw:style-name="gr1" draw:text-style-name="P35" svg:width="1.728cm" svg:height="0.47cm" draw:control="control51"/></text:p>
            <text:p text:style-name="P21"><draw:control text:anchor-type="as-char" draw:z-index="51" draw:name="Contrôle 63" draw:style-name="gr1" draw:text-style-name="P35" svg:width="1.728cm" svg:height="0.47cm" draw:control="control52"/></text:p>
            <text:p text:style-name="P21"><draw:control text:anchor-type="as-char" draw:z-index="52" draw:name="Contrôle 64" draw:style-name="gr1" draw:text-style-name="P35" svg:width="1.728cm" svg:height="0.47cm" draw:control="control53"/></text:p>
            <text:p text:style-name="P21"><draw:control text:anchor-type="as-char" draw:z-index="72" draw:name="Contrôle 74" draw:style-name="gr1" draw:text-style-name="P35" svg:width="1.728cm" svg:height="0.47cm" draw:control="control73"/></text:p>
            <text:p text:style-name="P21"><draw:control text:anchor-type="as-char" draw:z-index="73" draw:name="Contrôle 75" draw:style-name="gr1" draw:text-style-name="P35" svg:width="1.728cm" svg:height="0.47cm" draw:control="control74"/></text:p>
          </table:table-cell>
          <table:table-cell table:style-name="Tableau1.D2" office:value-type="string">
            <text:p text:style-name="P18"><draw:control text:anchor-type="as-char" draw:z-index="54" draw:name="Contrôle 27" draw:style-name="gr1" draw:text-style-name="P35" svg:width="2.615cm" svg:height="0.47cm" draw:control="control55"/></text:p>
            <text:p text:style-name="P18"><draw:control text:anchor-type="as-char" draw:z-index="55" draw:name="Contrôle 28" draw:style-name="gr1" draw:text-style-name="P35" svg:width="2.615cm" svg:height="0.47cm" draw:control="control56"/></text:p>
            <text:p text:style-name="P18"><draw:control text:anchor-type="as-char" draw:z-index="56" draw:name="Contrôle 29" draw:style-name="gr1" draw:text-style-name="P35" svg:width="2.615cm" svg:height="0.47cm" draw:control="control57"/></text:p>
            <text:p text:style-name="P18"><draw:control text:anchor-type="as-char" draw:z-index="57" draw:name="Contrôle 30" draw:style-name="gr1" draw:text-style-name="P35" svg:width="2.615cm" svg:height="0.47cm" draw:control="control58"/></text:p>
            <text:p text:style-name="P18"><draw:control text:anchor-type="as-char" draw:z-index="58" draw:name="Contrôle 31" draw:style-name="gr1" draw:text-style-name="P35" svg:width="2.615cm" svg:height="0.47cm" draw:control="control59"/></text:p>
            <text:p text:style-name="P18"><draw:control text:anchor-type="as-char" draw:z-index="59" draw:name="Contrôle 32" draw:style-name="gr1" draw:text-style-name="P35" svg:width="2.615cm" svg:height="0.47cm" draw:control="control60"/></text:p>
            <text:p text:style-name="P18"><draw:control text:anchor-type="as-char" draw:z-index="60" draw:name="Contrôle 33" draw:style-name="gr1" draw:text-style-name="P35" svg:width="2.615cm" svg:height="0.47cm" draw:control="control61"/></text:p>
            <text:p text:style-name="P18"><draw:control text:anchor-type="as-char" draw:z-index="61" draw:name="Contrôle 34" draw:style-name="gr1" draw:text-style-name="P35" svg:width="2.615cm" svg:height="0.47cm" draw:control="control62"/></text:p>
            <text:p text:style-name="P18"><draw:control text:anchor-type="as-char" draw:z-index="62" draw:name="Contrôle 35" draw:style-name="gr1" draw:text-style-name="P35" svg:width="2.615cm" svg:height="0.47cm" draw:control="control63"/></text:p>
            <text:p text:style-name="P18"><draw:control text:anchor-type="as-char" draw:z-index="63" draw:name="Contrôle 36" draw:style-name="gr1" draw:text-style-name="P35" svg:width="2.615cm" svg:height="0.47cm" draw:control="control64"/></text:p>
            <text:p text:style-name="P18"><draw:control text:anchor-type="as-char" draw:z-index="64" draw:name="Contrôle 66" draw:style-name="gr1" draw:text-style-name="P35" svg:width="2.615cm" svg:height="0.47cm" draw:control="control65"/></text:p>
            <text:p text:style-name="P18"><draw:control text:anchor-type="as-char" draw:z-index="65" draw:name="Contrôle 67" draw:style-name="gr1" draw:text-style-name="P35" svg:width="2.615cm" svg:height="0.47cm" draw:control="control66"/></text:p>
            <text:p text:style-name="P18"><draw:control text:anchor-type="as-char" draw:z-index="66" draw:name="Contrôle 68" draw:style-name="gr1" draw:text-style-name="P35" svg:width="2.615cm" svg:height="0.47cm" draw:control="control67"/></text:p>
            <text:p text:style-name="P18"><draw:control text:anchor-type="as-char" draw:z-index="67" draw:name="Contrôle 69" draw:style-name="gr1" draw:text-style-name="P35" svg:width="2.615cm" svg:height="0.47cm" draw:control="control68"/></text:p>
            <text:p text:style-name="P18"><draw:control text:anchor-type="as-char" draw:z-index="74" draw:name="Contrôle 76" draw:style-name="gr1" draw:text-style-name="P35" svg:width="2.615cm" svg:height="0.47cm" draw:control="control75"/></text:p>
            <text:p text:style-name="P18"><draw:control text:anchor-type="as-char" draw:z-index="75" draw:name="Contrôle 77" draw:style-name="gr1" draw:text-style-name="P35" svg:width="2.615cm" svg:height="0.47cm" draw:control="control76"/></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22">Cachet Caissier</text:p>
          </table:table-cell>
          <table:table-cell table:style-name="Tableau2.B1" office:value-type="string">
            <text:p text:style-name="P24"><text:span text:style-name="T9">Total </text:span><text:span text:style-name="T15">H.T.</text:span></text:p>
          </table:table-cell>
          <table:table-cell table:style-name="Tableau2.C1" office:value-type="string">
            <text:p text:style-name="P23"><draw:control text:anchor-type="as-char" draw:z-index="76" draw:name="Contrôle 78" draw:style-name="gr1" draw:text-style-name="P32" svg:width="2.615cm" svg:height="0.47cm" draw:control="control77"/></text:p>
          </table:table-cell>
        </table:table-row>
        <table:table-row table:style-name="Tableau2.2">
          <table:table-cell table:style-name="Tableau2.A2" table:number-rows-spanned="3" office:value-type="string">
            <text:p text:style-name="P20">Date :</text:p>
            <text:p text:style-name="P17">N<text:span text:style-name="T9">om et Prénom :</text:span></text:p>
            <text:p text:style-name="P16">Signature <text:span text:style-name="T15">et cachet :</text:span></text:p>
          </table:table-cell>
          <table:table-cell table:style-name="Tableau2.C1" table:number-columns-spanned="2" office:value-type="string">
            <text:p text:style-name="P25"><draw:control text:anchor-type="as-char" draw:z-index="79" draw:name="Contrôle 6" draw:style-name="gr1" draw:text-style-name="P33" svg:width="7.139cm" svg:height="0.6cm" draw:control="control80"/></text:p>
          </table:table-cell>
          <table:covered-table-cell/>
        </table:table-row>
        <table:table-row table:style-name="Tableau2.3">
          <table:covered-table-cell table:style-name="Tableau2.A2"/>
          <table:table-cell table:style-name="Tableau2.B3" office:value-type="string">
            <text:p text:style-name="P26">TVA collectée <text:span text:style-name="T15">(</text:span><text:span text:style-name="T20">20</text:span>%<text:span text:style-name="T15">)</text:span></text:p>
          </table:table-cell>
          <table:table-cell table:style-name="Tableau2.A2" office:value-type="string">
            <text:p text:style-name="P30"><draw:control text:anchor-type="as-char" draw:z-index="80" draw:name="Contrôle 79" draw:style-name="gr1" draw:text-style-name="P32" svg:width="2.615cm" svg:height="0.47cm" draw:control="control81"/></text:p>
          </table:table-cell>
        </table:table-row>
        <table:table-row table:style-name="Tableau2.4">
          <table:covered-table-cell table:style-name="Tableau2.A2"/>
          <table:table-cell table:style-name="Tableau2.B3" office:value-type="string">
            <text:p text:style-name="P27">Total T.T.C <text:s text:c="13"/><text:span text:style-name="T16">FCFA</text:span></text:p>
          </table:table-cell>
          <table:table-cell table:style-name="Tableau2.A2" office:value-type="string">
            <text:p text:style-name="P29"><draw:control text:anchor-type="as-char" draw:z-index="78" draw:name="Contrôle 80" draw:style-name="gr1" draw:text-style-name="P32" svg:width="2.615cm" svg:height="0.47cm" draw:control="control79"/></text:p>
          </table:table-cell>
        </table:table-row>
      </table:table>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Times New Roman" svg:font-family="'Times New Roman'" style:font-family-generic="roman" style:font-pitch="variable"/>
    <style:font-face style:name="Times New Roman1" svg:font-family="'Times New Roman'" style:font-adornments="Gras" style:font-family-generic="roman"/>
    <style:font-face style:name="Times New Roman2" svg:font-family="'Times New Roman'" style:font-adornments="Normal" style:font-family-generic="roman"/>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line-height="100%"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justify" style:justify-single-word="false"/>
      <style:text-properties fo:font-size="8pt" style:font-size-asian="8pt" style:font-size-complex="8pt"/>
    </style:style>
    <style:style style:name="MP2" style:family="paragraph" style:parent-style-name="Header">
      <style:text-properties fo:font-size="10pt" fo:font-weight="bold" style:font-size-asian="10pt" style:font-weight-asian="bold" style:font-size-complex="10pt" style:font-weight-complex="bold"/>
    </style:style>
    <style:style style:name="MP3" style:family="paragraph" style:parent-style-name="Normal">
      <style:paragraph-properties fo:line-height="100%" fo:text-align="center" style:justify-single-word="false"/>
    </style:style>
    <style:style style:name="MT1" style:family="text">
      <style:text-properties fo:font-size="12pt" fo:font-weight="bold" style:font-size-asian="12pt" style:font-weight-asian="bold" style:font-size-complex="12pt" style:font-weight-complex="bold"/>
    </style:style>
    <style:style style:name="MT2" style:family="text">
      <style:text-properties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1.27cm" fo:margin-bottom="0.508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cm" style:dynamic-spacing="true"/>
      </style:header-style>
      <style:footer-style>
        <style:header-footer-properties fo:min-height="0.762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yable sans escompte ni retenue à Bangui. Toute réclamation pour être valable doit être formulée dans les huit jours de la remise de la facture. En cas de contestation, le Tribunal de Bangui sera seul compétent même en cas d'appel en garantie ou de pluralité de défendeurs. La création des traites ou tout autre mode de paiement n'entraîne aucune autre dérogation à cette clause qui est attributive de juridiction. Pour toute facture impayée dans le délai ci dessus, la répercussions des intérêts et agios se fera par débit séparé aux conditions bancaires de la place.</text:p>
      </style:footer>
    </style:master-page>
    <style:master-page style:name="MP0" style:page-layout-name="Mpm2" draw:style-name="Mdp1">
      <style:header>
        <text:p text:style-name="Header"><text:span text:style-name="Default_20_Paragraph_20_Font"><text:span text:style-name="MT1"/></text:span></text:p>
        <text:p text:style-name="MP2"/>
      </style:header>
      <style:footer>
        <text:p text:style-name="MP3"><text:span text:style-name="Default_20_Paragraph_20_Font"><text:span text:style-name="MT2"/></text:span></text:p>
      </style:footer>
    </style:master-page>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4.2$Windows_X86_64 LibreOffice_project/36ccfdc35048b057fd9854c757a8b67ec53977b6</meta:generator>
    <dc:title/>
    <dc:description/>
    <dc:subject/>
    <meta:initial-creator>Yaël Trad</meta:initial-creator>
    <meta:creation-date>2022-12-17T17:50:00Z</meta:creation-date>
    <dc:date>2023-08-28T21:33:52.416000000</dc:date>
    <meta:editing-cycles>54</meta:editing-cycles>
    <meta:editing-duration>PT22H39M24S</meta:editing-duration>
    <meta:document-statistic meta:table-count="3" meta:image-count="0" meta:object-count="0" meta:page-count="1" meta:paragraph-count="105" meta:word-count="154" meta:character-count="910" meta:non-whitespace-character-count="761"/>
    <meta:template xlink:type="simple" xlink:actuate="onRequest" xlink:title="" xlink:href="../../../MATTAR.Logistics/tmp/pid-278343/FORMULAIRE%20DE%20DEPART%20DE%20CARGAISONS%20-%20GPS.odt/Normal.dotm"/>
  </office:meta>
</office:document-meta>
</file>